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5060" officeooo:paragraph-rsid="00185060"/>
    </style:style>
    <style:style style:name="T1" style:family="text">
      <style:text-properties officeooo:rsid="00193d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lać <text:span text:style-name="T1">w</text:span>odę to garnka/czajnika</text:p>
      <text:p text:style-name="P1">Zagotować wodę </text:p>
      <text:p text:style-name="P1">wlać zagotowaną wodę do kubka</text:p>
      <text:p text:style-name="P1">włożyć torebkę herbaty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11:35:13.993853227</meta:creation-date>
    <dc:date>2019-01-12T14:18:29.941818999</dc:date>
    <meta:editing-duration>PT2H22M53S</meta:editing-duration>
    <meta:editing-cycles>1</meta:editing-cycles>
    <meta:document-statistic meta:table-count="0" meta:image-count="0" meta:object-count="0" meta:page-count="1" meta:paragraph-count="4" meta:word-count="14" meta:character-count="94" meta:non-whitespace-character-count="83"/>
    <meta:generator>LibreOffice/5.2.7.2$Linux_ARM_EABI LibreOffice_project/20m0$Build-2</meta:generator>
  </office:meta>
</office:document-meta>
</file>